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_5f_OCTAL" style:display-name="TABELA_OCTAL" style:family="table">
      <style:table-properties style:width="17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ELA_5f_OCTAL.A" style:display-name="TABELA_OCTAL.A" style:family="table-column">
      <style:table-column-properties style:column-width="5.667cm" style:rel-column-width="21845*"/>
    </style:style>
    <style:style style:name="TABELA_5f_OCTAL.1" style:display-name="TABELA_OCTAL.1" style:family="table-row">
      <style:table-row-properties fo:background-color="transparent" fo:keep-together="auto">
        <style:background-image/>
      </style:table-row-properties>
    </style:style>
    <style:style style:name="TABELA_5f_OCTAL.A1" style:display-name="TABELA_OCTAL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ELA_5f_OCTAL.A2" style:display-name="TABELA_OCTAL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ELA_5f_OCTAL.B2" style:display-name="TABELA_OCTAL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_5f_OCTAL.C2" style:display-name="TABELA_OCTAL.C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_5f_OCTAL.A3" style:display-name="TABELA_OCTAL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ELA_5f_OCTAL.B3" style:display-name="TABELA_OCTAL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ELA_5f_OCTAL.C3" style:display-name="TABELA_OCTAL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ELA_5f_OCTAL.B4" style:display-name="TABELA_OCTAL.B4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ELA_5f_OCTAL.C4" style:display-name="TABELA_OCTAL.C4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ELA_5f_OCTAL.A5" style:display-name="TABELA_OCTAL.A5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ELA_5f_OCTAL.B5" style:display-name="TABELA_OCTAL.B5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ELA_5f_OCTAL.C5" style:display-name="TABELA_OCTAL.C5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ela1" style:family="table" style:master-page-name="">
      <style:table-properties style:width="17cm" style:page-number="auto" fo:break-before="auto" fo:break-after="auto" table:align="margins" style:shadow="none" fo:keep-with-next="auto" style:may-break-between-rows="true" table:border-model="collapsing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faa61a" fo:padding="0cm" fo:border-left="0.75pt solid #faa61a" fo:border-right="none" fo:border-top="0.75pt solid #faa61a" fo:border-bottom="none" style:writing-mode="page">
        <style:background-image/>
      </style:table-cell-properties>
    </style:style>
    <style:style style:name="Tabela1.B1" style:family="table-cell">
      <style:table-cell-properties fo:background-color="#faa61a" fo:padding="0cm" fo:border-left="none" fo:border-right="0.75pt solid #faa61a" fo:border-top="0.75pt solid #faa61a" fo:border-bottom="none" style:writing-mode="page">
        <style:background-image/>
      </style:table-cell-properties>
    </style:style>
    <style:style style:name="Tabela1.A2" style:family="table-cell">
      <style:table-cell-properties fo:background-color="transparent" fo:padding="0cm" fo:border-left="0.75pt solid #faa61a" fo:border-right="none" fo:border-top="none" fo:border-bottom="none" style:writing-mode="page">
        <style:background-image/>
      </style:table-cell-properties>
    </style:style>
    <style:style style:name="Tabela1.B2" style:family="table-cell" style:data-style-name="N10000">
      <style:table-cell-properties fo:background-color="transparent" fo:padding="0cm" fo:border-left="none" fo:border-right="0.75pt solid #faa61a" fo:border-top="none" fo:border-bottom="none" style:writing-mode="page">
        <style:background-image/>
      </style:table-cell-properties>
    </style:style>
    <style:style style:name="Tabela1.A3" style:family="table-cell">
      <style:table-cell-properties fo:background-color="#dddddd" fo:padding="0cm" fo:border-left="0.75pt solid #faa61a" fo:border-right="none" fo:border-top="none" fo:border-bottom="none" style:writing-mode="page">
        <style:background-image/>
      </style:table-cell-properties>
    </style:style>
    <style:style style:name="Tabela1.B3" style:family="table-cell" style:data-style-name="N10000">
      <style:table-cell-properties fo:background-color="#dddddd" fo:padding="0cm" fo:border-left="none" fo:border-right="0.75pt solid #faa61a" fo:border-top="none" fo:border-bottom="none" style:writing-mode="page">
        <style:background-image/>
      </style:table-cell-properties>
    </style:style>
    <style:style style:name="Tabela1.4" style:family="table-row">
      <style:table-row-properties fo:keep-together="auto"/>
    </style:style>
    <style:style style:name="Tabela1.A4" style:family="table-cell">
      <style:table-cell-properties fo:background-color="#fffbcc" fo:padding="0cm" fo:border-left="0.75pt solid #faa61a" fo:border-right="none" fo:border-top="none" fo:border-bottom="0.75pt solid #faa61a" style:writing-mode="page">
        <style:background-image/>
      </style:table-cell-properties>
    </style:style>
    <style:style style:name="Tabela1.B4" style:family="table-cell" style:data-style-name="N10000">
      <style:table-cell-properties fo:background-color="#fffbcc" fo:padding="0cm" fo:border-left="none" fo:border-right="0.75pt solid #faa61a" fo:border-top="none" fo:border-bottom="0.75pt solid #faa61a" style:writing-mode="page">
        <style:background-image/>
      </style:table-cell-properties>
    </style:style>
    <style:style style:name="P1" style:family="paragraph" style:parent-style-name="Standard">
      <style:text-properties style:font-name="Arial" fo:font-weight="bold" officeooo:rsid="001423ea" officeooo:paragraph-rsid="001423ea" style:font-weight-asian="bold" style:font-weight-complex="bold"/>
    </style:style>
    <style:style style:name="P2" style:family="paragraph" style:parent-style-name="Standard">
      <style:text-properties style:font-name="Arial" fo:font-weight="bold" officeooo:rsid="00155087" officeooo:paragraph-rsid="00155087" style:font-weight-asian="bold" style:font-weight-complex="bold"/>
    </style:style>
    <style:style style:name="P3" style:family="paragraph" style:parent-style-name="Standard">
      <style:text-properties style:font-name="Arial" officeooo:rsid="001423ea" officeooo:paragraph-rsid="001423ea"/>
    </style:style>
    <style:style style:name="P4" style:family="paragraph" style:parent-style-name="Standard">
      <style:text-properties style:font-name="Arial" fo:font-weight="normal" officeooo:rsid="001423ea" officeooo:paragraph-rsid="001423ea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79301" officeooo:paragraph-rsid="001423ea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155087" officeooo:paragraph-rsid="00155087" style:font-weight-asian="normal" style:font-weight-complex="normal"/>
    </style:style>
    <style:style style:name="P7" style:family="paragraph" style:parent-style-name="Standard">
      <style:text-properties style:font-name="Arial" officeooo:rsid="00155087" officeooo:paragraph-rsid="00155087"/>
    </style:style>
    <style:style style:name="P8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0155087" officeooo:paragraph-rsid="001550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423ea" officeooo:paragraph-rsid="001423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55087" officeooo:paragraph-rsid="00155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23ea" officeooo:paragraph-rsid="001423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423ea" officeooo:paragraph-rsid="001cad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23ea" officeooo:paragraph-rsid="001423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23ea" officeooo:paragraph-rsid="001423e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423ea" officeooo:paragraph-rsid="001cad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Standard">
      <style:text-properties officeooo:paragraph-rsid="001423ea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55087" officeooo:paragraph-rsid="00155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15e177" officeooo:paragraph-rsid="0015e17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508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9301" style:font-weight-asian="normal" style:font-weight-complex="normal"/>
    </style:style>
    <style:style style:name="T5" style:family="text">
      <style:text-properties fo:font-weight="normal" officeooo:rsid="00155087" style:font-weight-asian="normal" style:font-weight-complex="normal"/>
    </style:style>
    <style:style style:name="T6" style:family="text">
      <style:text-properties officeooo:rsid="00196d7e"/>
    </style:style>
    <number:number-style style:name="N10000" number:language="pt" number:country="BR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6 – <text:span text:style-name="T3">ALTERAR AS PERMISSÕES PELO TERMINAL</text:span></text:p>
      <text:p text:style-name="P3"/>
      <text:p text:style-name="P4">Comando <text:span text:style-name="T1">chmod </text:span>– alterar as permissões de acesso a arquivos e diretórios</text:p>
      <text:p text:style-name="P4"/>
      <text:p text:style-name="P4">Modo de permissões <text:span text:style-name="T1">octal</text:span></text:p>
      <text:p text:style-name="P1"/>
      <text:p text:style-name="P4">Sintaxe:</text:p>
      <text:p text:style-name="P1">chmod <text:span text:style-name="T3">[permissões] [arquivo ou diretório]</text:span></text:p>
      <text:p text:style-name="P5"/>
      <text:p text:style-name="P1"><text:span text:style-name="T4">r <text:s/><text:tab/>= <text:s/></text:span><text:span text:style-name="T3">Leitura: <text:s text:c="3"/><text:tab/><text:tab/>4</text:span></text:p>
      <text:p text:style-name="P1"><text:span text:style-name="T4">w <text:tab/>= <text:s/></text:span><text:span text:style-name="T3">Escrita: <text:s text:c="3"/><text:tab/><text:tab/>2</text:span></text:p>
      <text:p text:style-name="P1"><text:span text:style-name="T4">x <text:s/><text:tab/>= <text:s/></text:span><text:span text:style-name="T3">Execução: <text:tab/>1</text:span></text:p>
      <text:p text:style-name="P16"/>
      <table:table table:name="Tabela1" table:style-name="Tabela1" table:template-name="Mundo da alvorada">
        <table:table-column table:style-name="Tabela1.A" table:number-columns-repeated="2"/>
        <table:table-row>
          <table:table-cell table:style-name="Tabela1.A1" office:value-type="string">
            <text:p text:style-name="P9"/>
            <text:p text:style-name="P9">r<text:tab/>w<text:tab/>x</text:p>
            <text:p text:style-name="P9"/>
            <text:p text:style-name="P9">1<text:tab/>1<text:tab/>1</text:p>
          </table:table-cell>
          <table:table-cell table:style-name="Tabela1.B1" office:value-type="string">
            <text:p text:style-name="P9"/>
            <text:p text:style-name="P9"/>
            <text:p text:style-name="P9">1 = ligado / 0 = desligado</text:p>
            <text:p text:style-name="P9"/>
            <text:p text:style-name="P9"/>
          </table:table-cell>
        </table:table-row>
        <table:table-row>
          <table:table-cell table:style-name="Tabela1.A2" office:value-type="string">
            <text:p text:style-name="P11"/>
            <text:p text:style-name="P11">– <text:s/><text:tab/>– <text:tab/>x</text:p>
            <text:p text:style-name="P11"><text:s/>0 <text:s text:c="2"/><text:tab/>0 <text:tab/>1 </text:p>
            <text:p text:style-name="P11"/>
          </table:table-cell>
          <table:table-cell table:style-name="Tabela1.B2" office:value-type="float" office:value="0">
            <text:p text:style-name="P11"/>
            <text:p text:style-name="P11"/>
            <text:p text:style-name="P11">1 <text:span text:style-name="T6">= Execução</text:span></text:p>
          </table:table-cell>
        </table:table-row>
        <table:table-row>
          <table:table-cell table:style-name="Tabela1.A3" office:value-type="string">
            <text:p text:style-name="P12"><text:s/></text:p>
            <text:p text:style-name="P12">– <text:tab/>w<text:tab/> – </text:p>
            <text:p text:style-name="P12"><text:s text:c="2"/>0 <text:tab/> 1 <text:tab/> <text:s/>0 </text:p>
            <text:p text:style-name="P12"><text:s/></text:p>
          </table:table-cell>
          <table:table-cell table:style-name="Tabela1.B3" office:value-type="float" office:value="0">
            <text:p text:style-name="P12"><text:s text:c="2"/></text:p>
            <text:p text:style-name="P12">2 <text:span text:style-name="T6">= Escrita</text:span></text:p>
            <text:p text:style-name="P12"/>
          </table:table-cell>
        </table:table-row>
        <table:table-row table:style-name="Tabela1.4">
          <table:table-cell table:style-name="Tabela1.A4" office:value-type="string">
            <text:p text:style-name="P15"><text:s/></text:p>
            <text:p text:style-name="P15">r <text:tab/>– <text:tab/>– </text:p>
            <text:p text:style-name="P15"><text:s text:c="5"/>1 <text:tab/> <text:s text:c="4"/>0 <text:tab/> <text:s text:c="4"/>0 <text:tab/> <text:s/></text:p>
            <text:p text:style-name="P15"><text:s text:c="3"/></text:p>
          </table:table-cell>
          <table:table-cell table:style-name="Tabela1.B4" office:value-type="float" office:value="0">
            <text:p text:style-name="P14"/>
            <text:p text:style-name="P14"/>
            <text:p text:style-name="P14">4 <text:span text:style-name="T6">= Leitura</text:span></text:p>
          </table:table-cell>
        </table:table-row>
      </table:table>
      <text:p text:style-name="P3"><text:span text:style-name="T5"/></text:p>
      <text:p text:style-name="P3"><text:span text:style-name="T2">EXP</text:span></text:p>
      <text:p text:style-name="P7"/>
      <text:p text:style-name="P7">r<text:tab/>w<text:tab/> – </text:p>
      <text:p text:style-name="P7">1 <text:tab/>1 <text:tab/> 0 <text:tab/> <text:s text:c="4"/>4 + 2 = 6 </text:p>
      <text:p text:style-name="P7"/>
      <text:p text:style-name="P2">EXP</text:p>
      <text:p text:style-name="P2"/>
      <text:p text:style-name="P6">r <text:tab/>w <text:tab/>x</text:p>
      <text:p text:style-name="P6">1 <text:tab/>1 <text:tab/>1 <text:tab/> <text:s text:c="4"/>4 + 2 + 1 = 7</text:p>
      <text:p text:style-name="P6"/>
      <table:table table:name="TABELA_OCTAL" table:style-name="TABELA_5f_OCTAL" table:template-name="Mundo azul">
        <table:table-column table:style-name="TABELA_5f_OCTAL.A" table:number-columns-repeated="3"/>
        <table:table-row table:style-name="TABELA_5f_OCTAL.1">
          <table:table-cell table:style-name="TABELA_5f_OCTAL.A1" office:value-type="string">
            <text:p text:style-name="P8">Usuário</text:p>
          </table:table-cell>
          <table:table-cell table:style-name="TABELA_5f_OCTAL.A1" office:value-type="string">
            <text:p text:style-name="P8"><text:span text:style-name="T1">Grupos</text:span><text:tab/></text:p>
          </table:table-cell>
          <table:table-cell table:style-name="TABELA_5f_OCTAL.A1" office:value-type="string">
            <text:p text:style-name="P8">Outros</text:p>
          </table:table-cell>
        </table:table-row>
        <table:table-row>
          <table:table-cell table:style-name="TABELA_5f_OCTAL.A2" office:value-type="string">
            <text:p text:style-name="P10"><text:s text:c="2"/>r w x<text:tab/></text:p>
          </table:table-cell>
          <table:table-cell table:style-name="TABELA_5f_OCTAL.B2" office:value-type="string">
            <text:p text:style-name="P10"><text:s text:c="7"/>r w – <text:tab/></text:p>
          </table:table-cell>
          <table:table-cell table:style-name="TABELA_5f_OCTAL.C2" office:value-type="string">
            <text:p text:style-name="P10"><text:s text:c="7"/>r w – <text:tab/></text:p>
          </table:table-cell>
        </table:table-row>
        <table:table-row>
          <table:table-cell table:style-name="TABELA_5f_OCTAL.A3" office:value-type="string">
            <text:p text:style-name="P17">1 1 1</text:p>
          </table:table-cell>
          <table:table-cell table:style-name="TABELA_5f_OCTAL.B3" office:value-type="float" office:value="0">
            <text:p text:style-name="P17">0</text:p>
          </table:table-cell>
          <table:table-cell table:style-name="TABELA_5f_OCTAL.C3" office:value-type="float" office:value="0">
            <text:p text:style-name="P17">0</text:p>
          </table:table-cell>
        </table:table-row>
        <table:table-row>
          <table:table-cell table:style-name="TABELA_5f_OCTAL.A2" office:value-type="string">
            <text:p text:style-name="P17">4 + 2 + 1 = <text:span text:style-name="T1">7</text:span></text:p>
          </table:table-cell>
          <table:table-cell table:style-name="TABELA_5f_OCTAL.B4" office:value-type="float" office:value="0">
            <text:p text:style-name="P17">0</text:p>
          </table:table-cell>
          <table:table-cell table:style-name="TABELA_5f_OCTAL.C4" office:value-type="float" office:value="0">
            <text:p text:style-name="P17">0</text:p>
          </table:table-cell>
        </table:table-row>
        <table:table-row>
          <table:table-cell table:style-name="TABELA_5f_OCTAL.A5" office:value-type="string">
            <text:p text:style-name="P18">766 </text:p>
          </table:table-cell>
          <table:table-cell table:style-name="TABELA_5f_OCTAL.B5" office:value-type="float" office:value="640">
            <text:p text:style-name="P18">640</text:p>
          </table:table-cell>
          <table:table-cell table:style-name="TABELA_5f_OCTAL.C5" office:value-type="float" office:value="640">
            <text:p text:style-name="P18">640</text:p>
          </table:table-cell>
        </table:table-row>
      </table:table>
      <text:p text:style-name="P6"/>
      <text:p text:style-name="P6"><text:tab/> <text:tab/><text:tab/>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Mundo_20_azul.1" style:display-name="Mundo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2" style:display-name="Mundo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azul.3" style:display-name="Mundo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4" style:display-name="Mundo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5" style:display-name="Mundo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6" style:display-name="Mundo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7" style:display-name="Mundo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8" style:display-name="Mundo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9" style:display-name="Mundo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10" style:display-name="Mundo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Mundo_20_azul.11" style:display-name="Mundo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12" style:display-name="Mundo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13" style:display-name="Mundo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azul.14" style:display-name="Mundo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azul.15" style:display-name="Mundo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Mundo_20_azul.16" style:display-name="Mundo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Mundo_20_da_20_alvorada.1" style:display-name="Mundo da alvorada.1" style:family="table-cell">
      <style:table-cell-properties fo:background-color="#faa61a" fo:border-top="0.74pt solid #faa61a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da_20_alvorada.2" style:display-name="Mundo da alvorada.2" style:family="table-cell">
      <style:table-cell-properties fo:background-color="#fffbcc" fo:border-bottom="0.74pt solid #faa61a" fo:padding="0cm" fo:padding-left="0cm" fo:padding-right="0cm" fo:padding-top="0cm" fo:padding-bottom="0cm" style:data-style-name="1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da_20_alvorada.3" style:display-name="Mundo da alvorada.3" style:family="table-cell">
      <style:table-cell-properties fo:border-left="0.74pt solid #faa61a" fo:padding="0cm" fo:padding-left="0cm" fo:padding-right="0cm" fo:padding-top="0cm" fo:padding-bottom="0cm" style:data-style-name="1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4" style:display-name="Mundo da alvorada.4" style:family="table-cell">
      <style:table-cell-properties fo:border-right="0.74pt solid #faa61a" fo:padding="0cm" fo:padding-left="0cm" fo:padding-right="0cm" fo:padding-top="0cm" fo:padding-bottom="0cm" style:data-style-name="1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5" style:display-name="Mundo da alvorada.5" style:family="table-cell">
      <style:table-cell-properties fo:padding="0cm" fo:padding-left="0cm" fo:padding-right="0cm" fo:padding-top="0cm" fo:padding-bottom="0cm" style:data-style-name="1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6" style:display-name="Mundo da alvorada.6" style:family="table-cell">
      <style:table-cell-properties fo:background-color="#dddddd" fo:border-left="0.74pt solid #faa61a" fo:padding="0cm" fo:padding-left="0cm" fo:padding-right="0cm" fo:padding-top="0cm" fo:padding-bottom="0cm" style:data-style-name="10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7" style:display-name="Mundo da alvorada.7" style:family="table-cell">
      <style:table-cell-properties fo:padding="0cm" fo:padding-left="0cm" fo:padding-right="0cm" fo:padding-top="0cm" fo:padding-bottom="0cm" style:data-style-name="1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8" style:display-name="Mundo da alvorada.8" style:family="table-cell">
      <style:table-cell-properties fo:background-color="#dddddd" fo:padding="0cm" fo:padding-left="0cm" fo:padding-right="0cm" fo:padding-top="0cm" fo:padding-bottom="0cm" style:data-style-name="1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9" style:display-name="Mundo da alvorada.9" style:family="table-cell">
      <style:table-cell-properties fo:background-color="#dddddd" fo:padding="0cm" fo:padding-left="0cm" fo:padding-right="0cm" fo:padding-top="0cm" fo:padding-bottom="0cm" style:data-style-name="1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10" style:display-name="Mundo da alvorada.10" style:family="table-cell">
      <style:table-cell-properties fo:background-color="#dddddd" fo:border-right="0.74pt solid #faa61a" fo:padding="0cm" fo:padding-left="0cm" fo:padding-right="0cm" fo:padding-top="0cm" fo:padding-bottom="0cm" style:data-style-name="100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Mundo_20_da_20_alvorada.11" style:display-name="Mundo da alvorada.11" style:family="table-cell">
      <style:table-cell-properties fo:background-color="#faa61a" fo:border-left="0.74pt solid #faa61a" fo:border-top="0.74pt solid #faa61a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da_20_alvorada.12" style:display-name="Mundo da alvorada.12" style:family="table-cell">
      <style:table-cell-properties fo:background-color="#faa61a" fo:border-right="0.74pt solid #faa61a" fo:border-top="0.74pt solid #faa61a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da_20_alvorada.13" style:display-name="Mundo da alvorada.13" style:family="table-cell">
      <style:table-cell-properties fo:background-color="#fffbcc" fo:border-left="0.74pt solid #faa61a" fo:border-bottom="0.74pt solid #faa61a" fo:padding="0cm" fo:padding-left="0cm" fo:padding-right="0cm" fo:padding-top="0cm" fo:padding-bottom="0cm" style:data-style-name="10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da_20_alvorada.14" style:display-name="Mundo da alvorada.14" style:family="table-cell">
      <style:table-cell-properties fo:background-color="#fffbcc" fo:border-right="0.74pt solid #faa61a" fo:border-bottom="0.74pt solid #faa61a" fo:padding="0cm" fo:padding-left="0cm" fo:padding-right="0cm" fo:padding-top="0cm" fo:padding-bottom="0cm" style:data-style-name="1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da_20_alvorada.15" style:display-name="Mundo da alvorada.15" style:family="table-cell">
      <style:table-cell-properties fo:background-color="#faa61a" fo:border-top="0.74pt solid #faa61a" fo:padding="0cm" fo:padding-left="0cm" fo:padding-right="0cm" fo:padding-top="0cm" fo:padding-bottom="0cm" style:data-style-name="10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Mundo_20_da_20_alvorada.16" style:display-name="Mundo da alvorada.16" style:family="table-cell">
      <style:table-cell-properties fo:background-color="#fffbcc" fo:border-bottom="0.74pt solid #faa61a" fo:padding="0cm" fo:padding-left="0cm" fo:padding-right="0cm" fo:padding-top="0cm" fo:padding-bottom="0cm" style:data-style-name="100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Mundo_20_azul.1"/>
      <table:last-row table:style-name="Mundo_20_azul.2"/>
      <table:first-column table:style-name="Mundo_20_azul.3"/>
      <table:last-column table:style-name="Mundo_20_azul.4"/>
      <table:body table:style-name="Mundo_20_azul.9"/>
      <table:even-rows table:style-name="Mundo_20_azul.5"/>
      <table:odd-rows table:style-name="Mundo_20_azul.6"/>
      <table:even-columns table:style-name="Mundo_20_azul.7"/>
      <table:odd-columns table:style-name="Mundo_20_azul.8"/>
      <table:background table:style-name="Mundo_20_azul.10"/>
      <loext:first-row-even-column table:style-name="Mundo_20_azul.15"/>
      <loext:last-row-even-column table:style-name="Mundo_20_azul.16"/>
      <loext:first-row-end-column table:style-name="Mundo_20_azul.12"/>
      <loext:first-row-start-column table:style-name="Mundo_20_azul.11"/>
      <loext:last-row-end-column table:style-name="Mundo_20_azul.14"/>
      <loext:last-row-start-column table:style-name="Mundo_20_azul.13"/>
    </table:table-template>
    <table:table-template table:name="Box List Yellow" table:first-row-end-column="row" table:first-row-start-column="row" table:last-row-end-column="row" table:last-row-start-column="row">
      <table:first-row table:style-name="Mundo_20_da_20_alvorada.1"/>
      <table:last-row table:style-name="Mundo_20_da_20_alvorada.2"/>
      <table:first-column table:style-name="Mundo_20_da_20_alvorada.3"/>
      <table:last-column table:style-name="Mundo_20_da_20_alvorada.4"/>
      <table:body table:style-name="Mundo_20_da_20_alvorada.9"/>
      <table:even-rows table:style-name="Mundo_20_da_20_alvorada.5"/>
      <table:odd-rows table:style-name="Mundo_20_da_20_alvorada.6"/>
      <table:even-columns table:style-name="Mundo_20_da_20_alvorada.7"/>
      <table:odd-columns table:style-name="Mundo_20_da_20_alvorada.8"/>
      <table:background table:style-name="Mundo_20_da_20_alvorada.10"/>
      <loext:first-row-even-column table:style-name="Mundo_20_da_20_alvorada.15"/>
      <loext:last-row-even-column table:style-name="Mundo_20_da_20_alvorada.16"/>
      <loext:first-row-end-column table:style-name="Mundo_20_da_20_alvorada.12"/>
      <loext:first-row-start-column table:style-name="Mundo_20_da_20_alvorada.11"/>
      <loext:last-row-end-column table:style-name="Mundo_20_da_20_alvorada.14"/>
      <loext:last-row-start-column table:style-name="Mundo_20_da_20_alvorada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0T09:53:55.653376943</meta:creation-date>
    <dc:date>2020-04-04T18:22:21.098148664</dc:date>
    <meta:editing-duration>PT1H9M32S</meta:editing-duration>
    <meta:editing-cycles>8</meta:editing-cycles>
    <meta:generator>LibreOffice/6.3.5.2$Linux_X86_64 LibreOffice_project/30$Build-2</meta:generator>
    <meta:document-statistic meta:table-count="2" meta:image-count="0" meta:object-count="0" meta:page-count="1" meta:paragraph-count="47" meta:word-count="125" meta:character-count="562" meta:non-whitespace-character-count="347"/>
  </office:meta>
</office:document-meta>
</file>